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085cm" table:align="center" style:writing-mode="lr-tb"/>
    </style:style>
    <style:style style:name="Tabla1.A" style:family="table-column">
      <style:table-column-properties style:column-width="3.993cm"/>
    </style:style>
    <style:style style:name="Tabla1.B" style:family="table-column">
      <style:table-column-properties style:column-width="2.09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4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5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9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40" style:family="paragraph" style:parent-style-name="Normal_20__28_Web_29_">
      <style:paragraph-properties fo:margin-top="0cm" fo:margin-bottom="0cm" style:contextual-spacing="false" fo:break-before="page"/>
      <style:text-properties style:font-name="Arial" fo:font-size="11pt" fo:language="ca" fo:country="ES" officeooo:paragraph-rsid="00063a94" style:font-size-asian="11pt" style:font-name-complex="Arial"/>
    </style:style>
    <style:style style:name="P41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4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5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8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9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50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53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4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5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6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8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9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60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61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62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63" style:family="paragraph" style:parent-style-name="Sangría_20_3_20_de_20_t._20_independiente">
      <style:paragraph-properties fo:margin-top="0cm" fo:margin-bottom="0.212cm" style:contextual-spacing="false"/>
    </style:style>
    <style:style style:name="P64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6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7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8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9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70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71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72" style:family="paragraph" style:parent-style-name="Standard">
      <style:text-properties style:font-name="Arial" fo:font-size="11pt" style:font-size-asian="11pt" style:font-name-complex="Arial"/>
    </style:style>
    <style:style style:name="P7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4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5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82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83" style:family="paragraph" style:parent-style-name="Standard">
      <style:text-properties style:font-name="Arial" officeooo:paragraph-rsid="000b647c" style:font-name-complex="Arial"/>
    </style:style>
    <style:style style:name="P84" style:family="paragraph" style:parent-style-name="Standard">
      <style:text-properties officeooo:paragraph-rsid="0010a3c2"/>
    </style:style>
    <style:style style:name="P85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6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7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8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9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90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1" style:family="paragraph" style:parent-style-name="codi">
      <style:text-properties style:font-name="Arial" fo:font-size="11pt" style:font-size-asian="11pt" style:font-name-complex="Arial" style:font-size-complex="11pt"/>
    </style:style>
    <style:style style:name="P92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93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4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5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7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8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9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0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1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2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3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4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5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6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7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8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9" style:family="paragraph" style:parent-style-name="Table_20_Contents">
      <style:paragraph-properties fo:text-align="start" style:justify-single-word="false"/>
    </style:style>
    <style:style style:name="P110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2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3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4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5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7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8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9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0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1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22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3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4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6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8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9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0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31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2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33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3">
      <style:text-properties officeooo:paragraph-rsid="000d799c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9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40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41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42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4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82ce8" style:font-size-asian="11pt" style:font-weight-asian="bold" style:font-weight-complex="bold"/>
    </style:style>
    <style:style style:name="P145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6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7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8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51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4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5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6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7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8" style:family="paragraph" style:parent-style-name="Normal_20__28_Web_29_" style:list-style-name="WW8Num17">
      <style:paragraph-properties fo:margin-left="0cm" fo:margin-right="0cm" fo:margin-top="0.212cm" fo:margin-bottom="0cm" style:contextual-spacing="false" fo:text-indent="0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9" style:family="paragraph" style:parent-style-name="Standard" style:master-page-name="Standard">
      <style:paragraph-properties style:page-number="auto" fo:break-before="page"/>
      <style:text-properties officeooo:paragraph-rsid="0010a3c2"/>
    </style:style>
    <style:style style:name="P160" style:family="paragraph" style:parent-style-name="Standard" style:list-style-name="L4">
      <style:text-properties officeooo:paragraph-rsid="0010a3c2"/>
    </style:style>
    <style:style style:name="P161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62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3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4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5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6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7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8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69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70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71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3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4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5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6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178" style:family="paragraph" style:parent-style-name="Text_20_body" style:list-style-name="L1">
      <style:text-properties officeooo:paragraph-rsid="0010a3c2"/>
    </style:style>
    <style:style style:name="P179" style:family="paragraph" style:parent-style-name="Text_20_body" style:list-style-name="L1">
      <style:text-properties fo:language="ca" fo:country="ES" officeooo:paragraph-rsid="0010a3c2"/>
    </style:style>
    <style:style style:name="P180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81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82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83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4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" text:outline-level="7"><text:span text:style-name="T16">EXERCICIS DE SUBPROGRAMES</text:span></text:h>
      <text:p text:style-name="P68"/>
      <text:p text:style-name="P69">NOTA: Cal escriure mètodes per realitzar les accions demanades sobre les dades. El programa principal només s’encarregarà de la interacció amb l’usuari.</text:p>
      <text:list xml:id="list1668105089" text:style-name="WW8Num23">
        <text:list-item>
          <text:p text:style-name="P165">Desenvolupeu un programa que demani a l’usuari tres números i els ordeni de menor a major fent servir una funció que rebi dos números i retorni el més gran.</text:p>
        </text:list-item>
        <text:list-item>
          <text:p text:style-name="P168"><text:span text:style-name="T5">Programa que intercanvia el valor de dues variables enteres entrades per teclat.. El programa demanarà a l’usuari els dos valors, cridarà a un subprograma </text:span><text:span text:style-name="T11">intercanvia()</text:span><text:span text:style-name="T5"> amb els paràmetres adients i imprimirà els nous valors de les variables.</text:span></text:p>
        </text:list-item>
        <text:list-item>
          <text:p text:style-name="P165">Desenvolupeu <text:span text:style-name="T47">un programa amb </text:span>un <text:span text:style-name="T47">subprograma</text:span> com <text:span text:style-name="T47">el</text:span> de l'exercici anterior que permeti intercanviar dos strings.</text:p>
        </text:list-item>
        <text:list-item>
          <text:p text:style-name="P165">Desenvolupeu el codi de les següents funcions o procediments <text:span text:style-name="T47">(crear un programa principal per provar-los tots):</text:span></text:p>
          <text:list>
            <text:list-item>
              <text:p text:style-name="P157">una funció que donat un caràcter respongui a si el caràcter es correspon a un dígit </text:p>
            </text:list-item>
            <text:list-item>
              <text:p text:style-name="P157">un procediment que rebi un string per paràmetre i l’escrigui tot substituint els caràcters numèrics per un punt </text:p>
            </text:list-item>
            <text:list-item>
              <text:p text:style-name="P157">una funció que rebi un string i retorni el nombre de caràcters no numèrics que conté </text:p>
            </text:list-item>
            <text:list-item>
              <text:p text:style-name="P157">una funció que donat un caràcter i un número, retorni un string amb el caràcter repetit el nombre de cops requerit. Ex. Si l’entrada és ‘a’, 6, la sortida serà “aaaaaa” </text:p>
            </text:list-item>
          </text:list>
        </text:list-item>
      </text:list>
      <text:p text:style-name="P13"/>
      <text:list xml:id="list174707434773601" text:continue-numbering="true" text:style-name="WW8Num23">
        <text:list-item>
          <text:p text:style-name="P168"><text:span text:style-name="T5">Programa que calcula la hipotenusa d’un triangle (utilitzeu la fórmula a= </text:span><text:span text:style-name="T5"><draw:frame draw:style-name="fr1" draw:name="Objeto1" text:anchor-type="as-char" svg:width="2.011cm" svg:height="0.57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)</text:span></text:p>
        </text:list-item>
      </text:list>
      <text:p text:style-name="P63">(el programa principal llegirà els catets i cridarà la funció hipotenusa a la qual <text:s/>passarà els catets. Aquesta funció retornarà el valor de la hipotenusa, el qual serà mostrat per pantalla pel programa principal)</text:p>
      <text:list xml:id="list174706631891011" text:continue-numbering="true" text:style-name="WW8Num23">
        <text:list-item>
          <text:p text:style-name="P168"><text:span text:style-name="T5">Dissenyeu una funció que accepti un paràmetre x diferent de zero i retorni el valor </text:span><text:span text:style-name="T12">1/(x</text:span><text:span text:style-name="T18">5</text:span><text:span text:style-name="T12"> (e</text:span><text:span text:style-name="T18">1.432</text:span><text:span text:style-name="T12">/x - 1)). Escriviu també el programa principal que l’utilitzi.</text:span></text:p>
        </text:list-item>
        <text:list-item>
          <text:p text:style-name="P167">Dissenyeu una funció amb dos paràmetres x, n que retorni el següent:</text:p>
        </text:list-item>
      </text:list>
      <text:p text:style-name="P70"><text:span text:style-name="T12"><text:tab/><text:tab/><text:tab/>x + x</text:span><text:span text:style-name="T18">n</text:span><text:span text:style-name="T12">/n - x</text:span><text:span text:style-name="T18">n+2</text:span><text:span text:style-name="T12">/(n+2), <text:s text:c="8"/>si x &gt;= 0</text:span></text:p>
      <text:p text:style-name="P70"><text:span text:style-name="T12"><text:tab/><text:tab/><text:tab/>- x</text:span><text:span text:style-name="T18">n-1</text:span><text:span text:style-name="T12">/(n-1) + x</text:span><text:span text:style-name="T18">n+1</text:span><text:span text:style-name="T12">/(n+1), <text:s text:c="4"/>si x &lt; 0</text:span></text:p>
      <text:p text:style-name="P71"><text:tab/>Cal escriure també el programa principal que l’utilitzi.</text:p>
      <text:list xml:id="list174705780813525" text:continue-numbering="true" text:style-name="WW8Num23">
        <text:list-item>
          <text:p text:style-name="P168"><text:span text:style-name="T5">Programa per resoldre una equació de segon grau. Els coeficients a, b, c s’introdueixen per teclat. (ax</text:span><text:span text:style-name="T19">2</text:span><text:span text:style-name="T5">+bx+c=0 </text:span><text:span text:style-name="T20"></text:span><text:span text:style-name="T5"> </text:span><text:span text:style-name="T5"><draw:frame draw:style-name="fr1" draw:name="Objeto2" text:anchor-type="as-char" svg:width="3.5cm" svg:height="1.10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)</text:span></text:p>
        </text:list-item>
      </text:list>
      <text:p text:style-name="P63">(utilitzeu una funció per al càlcul del discriminant. El programa principal ha d’imprimir el nombre de solucions i el(s) valor(s), o bé, informar que l’equació no té solució)</text:p>
      <text:list xml:id="list174705615632541" text:continue-numbering="true" text:style-name="WW8Num23">
        <text:list-item>
          <text:p text:style-name="P165">Dissenyeu un algorisme que imprimeixi el valor numèric d’un polinomi en un punt x. Els coeficients venen donats pe<text:span text:style-name="T47">r un</text:span> vector d’n elements reals. Els coeficients i el punt seran introduïts per l’usuari.</text:p>
        </text:list-item>
        <text:list-item>
          <text:p text:style-name="P168">Programa que llegeix la Base Imposable de l’IRPF d’una persona i imprimeix la quota a pagar segons la següent taula: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6">base imposable</text:p>
          </table:table-cell>
          <table:table-cell table:style-name="Tabla1.A1" office:value-type="string">
            <text:p text:style-name="P76">% a aplicar</text:p>
          </table:table-cell>
        </table:table-row>
        <text:soft-page-break/>
        <table:table-row table:style-name="Tabla1.1">
          <table:table-cell table:style-name="Tabla1.A1" office:value-type="string">
            <text:p text:style-name="P77">entre 0 .. 10.000 €</text:p>
          </table:table-cell>
          <table:table-cell table:style-name="Tabla1.A1" office:value-type="string">
            <text:p text:style-name="P79">5%</text:p>
          </table:table-cell>
        </table:table-row>
        <table:table-row table:style-name="Tabla1.1">
          <table:table-cell table:style-name="Tabla1.A1" office:value-type="string">
            <text:p text:style-name="P77">entre 10.001 .. 15.000 €</text:p>
          </table:table-cell>
          <table:table-cell table:style-name="Tabla1.A1" office:value-type="string">
            <text:p text:style-name="P79">8%</text:p>
          </table:table-cell>
        </table:table-row>
        <table:table-row table:style-name="Tabla1.1">
          <table:table-cell table:style-name="Tabla1.A1" office:value-type="string">
            <text:p text:style-name="P77">entre 15.001 .. 30.000 €</text:p>
          </table:table-cell>
          <table:table-cell table:style-name="Tabla1.A1" office:value-type="string">
            <text:p text:style-name="P79">12%</text:p>
          </table:table-cell>
        </table:table-row>
        <table:table-row table:style-name="Tabla1.1">
          <table:table-cell table:style-name="Tabla1.A1" office:value-type="string">
            <text:p text:style-name="P77">entre 30.001 .. 60.000 €</text:p>
          </table:table-cell>
          <table:table-cell table:style-name="Tabla1.A1" office:value-type="string">
            <text:p text:style-name="P79">20%</text:p>
          </table:table-cell>
        </table:table-row>
        <table:table-row table:style-name="Tabla1.1">
          <table:table-cell table:style-name="Tabla1.A1" office:value-type="string">
            <text:p text:style-name="P77">més de 60.000 €</text:p>
          </table:table-cell>
          <table:table-cell table:style-name="Tabla1.A1" office:value-type="string">
            <text:p text:style-name="P79">25%</text:p>
          </table:table-cell>
        </table:table-row>
      </table:table>
      <text:p text:style-name="P50">Si la persona es invàlida està exempta de l’impost (el programa ha de preguntar si ho és). Les persones de 65 o més anys d’edat tenen una reducció de 250 € (el programa ha de preguntar l’edat). La quota a pagar no pot ser negativa.</text:p>
      <text:p text:style-name="P50">El programa llegirà les dades de la persona, determinarà si està o no exempta i mostrarà un missatge. Després obtindrà la quota amb la funció calculaQuota() i els paràmetres adients i mostrarà el resultat per pantalla.</text:p>
      <text:list xml:id="list174705460562540" text:continue-numbering="true" text:style-name="WW8Num23">
        <text:list-item>
          <text:p text:style-name="P165">Programa per transformar un temps en segons a hores, minuts i segons. El programa llegirà els segons, cridarà al subprograma segonsAhms() i mostrarà el resultat.</text:p>
        </text:list-item>
        <text:list-item>
          <text:p text:style-name="P165">El <text:s/>producte escalar de dos vectors a, b de dimensió n ve donat per la suma del producte de les seves coordenades d’igual posició.</text:p>
          <text:list>
            <text:list-item>
              <text:p text:style-name="P165">Dissenyeu una funció amb <text:span text:style-name="T47">dos</text:span> paràmetres a, b que retorni el producte escalar</text:p>
            </text:list-item>
            <text:list-item>
              <text:p text:style-name="P165">Quan el producte escalar de dos vectors és zero, es diu que són ortogonal<text:span text:style-name="T47">s</text:span> (o perpendiculars). Escriviu un <text:span text:style-name="T47">programa</text:span> que utilitzi la funció anterior i informi de si els vectors són o no ortogonals i del valor del producte escalar.</text:p>
            </text:list-item>
          </text:list>
        </text:list-item>
        <text:list-item>
          <text:p text:style-name="P165">Escriviu un programa que codifiqui missatges entrats per teclat. El procediment de codificació és el següent:</text:p>
        </text:list-item>
      </text:list>
      <text:p text:style-name="P46"><text:span text:style-name="T13">1a fase</text:span><text:span text:style-name="T5">: Si el caràcter és una vocal no es modifica. Els caràcters consecutius entre dues vocals (o entre l’inici de la frase i la primera vocal, o entre la darrera vocal i el final de la frase) es copiar</text:span><text:span text:style-name="T10">a</text:span><text:span text:style-name="T5">n amb l’ordre invertit. </text:span></text:p>
      <text:p text:style-name="P47">Exemple: </text:p>
      <text:p text:style-name="P46"><text:span text:style-name="T11">“Hola soy Bond, James Bond”</text:span><text:span text:style-name="T5"> es transforma en </text:span><text:span text:style-name="T11">“Holas oB yoJ ,dnameB sodn”</text:span></text:p>
      <text:p text:style-name="P46"><text:span text:style-name="T13">2a fase</text:span><text:span text:style-name="T5">: s’inverteix l’ordre de tot el missatge.</text:span></text:p>
      <text:p text:style-name="P46"><text:span text:style-name="T5">A l’exemple anterior, la sortida final serà </text:span><text:span text:style-name="T11">“ndos Bemand, Joy Bo saloH”</text:span></text:p>
      <text:p text:style-name="P47"/>
      <text:p text:style-name="P47">El programa demana el missatge a l’usuari, fa crides als subprogrames <text:span text:style-name="T48">de la </text:span>fase1() i fase2() per fer les fases de la codificació i imprimirà el missatge codificat.</text:p>
      <text:p text:style-name="P47"><text:span text:style-name="T3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47:05.198000000</dc:date>
    <meta:print-date>2007-03-19T14:04:00</meta:print-date>
    <meta:editing-cycles>43</meta:editing-cycles>
    <meta:editing-duration>PT3H26M40S</meta:editing-duration>
    <meta:generator>LibreOffice/7.1.8.1$Windows_X86_64 LibreOffice_project/e1f30c802c3269a1d052614453f260e49458c82c</meta:generator>
    <meta:document-statistic meta:table-count="2" meta:image-count="0" meta:object-count="2" meta:page-count="2" meta:paragraph-count="48" meta:word-count="777" meta:character-count="4518" meta:non-whitespace-character-count="3780"/>
  </office:meta>
</office:document-meta>
</file>

<file path=Object 1/content.xml><?xml version="1.0" encoding="utf-8"?>
<math xmlns="http://www.w3.org/1998/Math/MathML" display="block">
  <semantics>
    <mrow>
      <mstyle mathsize="12pt">
        <msqrt>
          <mrow>
            <mi>c</mi>
            <mrow>
              <msup>
                <mn>1</mn>
                <mstyle mathsize="8pt">
                  <mn>2</mn>
                </mstyle>
              </msup>
              <mo stretchy="false">+</mo>
              <mi>c</mi>
            </mrow>
            <msup>
              <mn>2</mn>
              <mstyle mathsize="8pt">
                <mn>2</mn>
              </mstyle>
            </msup>
          </mrow>
        </msqrt>
      </mstyle>
      <mrow/>
    </mrow>
    <annotation encoding="StarMath 5.0"> size 12{ sqrt {c1 rSup { size 8{2} } +c2 rSup { size 8{2} } } } {}</annotation>
  </semantics>
</math>
</file>

<file path=Object 2/content.xml><?xml version="1.0" encoding="utf-8"?>
<math xmlns="http://www.w3.org/1998/Math/MathML" display="block">
  <semantics>
    <mrow>
      <mstyle mathsize="12pt">
        <mrow>
          <mi>x</mi>
          <mo stretchy="false">=</mo>
          <mfrac>
            <mrow>
              <mrow>
                <mo stretchy="false">−</mo>
                <mi>b</mi>
              </mrow>
              <mo stretchy="false">±</mo>
              <msqrt>
                <mrow>
                  <mrow>
                    <msup>
                      <mi>b</mi>
                      <mstyle mathsize="8pt">
                        <mn>2</mn>
                      </mstyle>
                    </msup>
                    <mo stretchy="false">−</mo>
                    <mn>4</mn>
                  </mrow>
                  <mstyle mathvariant="italic">
                    <mtext>ac</mtext>
                  </mstyle>
                </mrow>
              </msqrt>
            </mrow>
            <mrow>
              <mn>2</mn>
              <mi>a</mi>
            </mrow>
          </mfrac>
        </mrow>
      </mstyle>
      <mrow/>
    </mrow>
    <annotation encoding="StarMath 5.0"> size 12{x= {  { - b +-  sqrt {b rSup { size 8{2} }  - 4 ital "ac"} }  over  {2a} } } {}</annotation>
  </semantics>
</math>
</file>